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53cm"/>
    </style:style>
    <style:style style:name="co3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33"/>
    <style:style style:name="ce2" style:family="table-cell" style:parent-style-name="Default" style:data-style-name="N33">
      <style:table-cell-properties fo:background-color="#ffff00"/>
    </style:style>
    <style:style style:name="ce3" style:family="table-cell" style:parent-style-name="Default" style:data-style-name="N46"/>
    <style:style style:name="ce4" style:family="table-cell" style:parent-style-name="Default" style:data-style-name="N46">
      <style:table-cell-properties fo:background-color="#ffff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544S" calcext:value-type="time">
            <text:p>16:42:12.5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OPT_UP</text:p>
          </table:table-cell>
          <table:table-cell office:value-type="string" calcext:value-type="string">
            <text:p>start:</text:p>
          </table:table-cell>
          <table:table-cell office:value-type="float" office:value="1478504532544" calcext:value-type="float">
            <text:p>1478504532544</text:p>
          </table:table-cell>
          <table:table-cell table:number-columns-repeated="1017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544S" calcext:value-type="time">
            <text:p>16:42:12.5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.up</text:p>
          </table:table-cell>
          <table:table-cell office:value-type="string" calcext:value-type="string">
            <text:p>start:</text:p>
          </table:table-cell>
          <table:table-cell office:value-type="float" office:value="1478504532544" calcext:value-type="float">
            <text:p>1478504532544</text:p>
          </table:table-cell>
          <table:table-cell table:formula="of:=[.G2]-[.G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544S" calcext:value-type="time">
            <text:p>16:42:12.5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ormalUpDownChannelList</text:p>
          </table:table-cell>
          <table:table-cell office:value-type="string" calcext:value-type="string">
            <text:p>start:</text:p>
          </table:table-cell>
          <table:table-cell office:value-type="float" office:value="1478504532544" calcext:value-type="float">
            <text:p>1478504532544</text:p>
          </table:table-cell>
          <table:table-cell table:formula="of:=[.G3]-[.G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546S" calcext:value-type="time">
            <text:p>16:42:12.5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ormalUpDownChannelList</text:p>
          </table:table-cell>
          <table:table-cell office:value-type="string" calcext:value-type="string">
            <text:p>end:</text:p>
          </table:table-cell>
          <table:table-cell office:value-type="float" office:value="1478504532546" calcext:value-type="float">
            <text:p>1478504532546</text:p>
          </table:table-cell>
          <table:table-cell table:formula="of:=[.G4]-[.G3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547S" calcext:value-type="time">
            <text:p>16:42:12.5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extTuningTvContentsData</text:p>
          </table:table-cell>
          <table:table-cell office:value-type="string" calcext:value-type="string">
            <text:p>start:</text:p>
          </table:table-cell>
          <table:table-cell office:value-type="float" office:value="1478504532547" calcext:value-type="float">
            <text:p>1478504532547</text:p>
          </table:table-cell>
          <table:table-cell table:formula="of:=[.G5]-[.G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587S" calcext:value-type="time">
            <text:p>16:42:12.5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start:</text:p>
          </table:table-cell>
          <table:table-cell office:value-type="float" office:value="1478504532587" calcext:value-type="float">
            <text:p>1478504532587</text:p>
          </table:table-cell>
          <table:table-cell table:formula="of:=[.G6]-[.G5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629S" calcext:value-type="time">
            <text:p>16:42:12.6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end:</text:p>
          </table:table-cell>
          <table:table-cell office:value-type="float" office:value="1478504532629" calcext:value-type="float">
            <text:p>1478504532629</text:p>
          </table:table-cell>
          <table:table-cell table:formula="of:=[.G7]-[.G6]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1S" calcext:value-type="time">
            <text:p>16:42:12.81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start:</text:p>
          </table:table-cell>
          <table:table-cell office:value-type="float" office:value="1478504532810" calcext:value-type="float">
            <text:p>1478504532810</text:p>
          </table:table-cell>
          <table:table-cell table:formula="of:=[.G8]-[.G7]" office:value-type="float" office:value="181" calcext:value-type="float">
            <text:p>18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5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end:</text:p>
          </table:table-cell>
          <table:table-cell office:value-type="float" office:value="1478504532835" calcext:value-type="float">
            <text:p>1478504532835</text:p>
          </table:table-cell>
          <table:table-cell table:formula="of:=[.G9]-[.G8]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5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extTuningTvContentsData</text:p>
          </table:table-cell>
          <table:table-cell office:value-type="string" calcext:value-type="string">
            <text:p>end:</text:p>
          </table:table-cell>
          <table:table-cell office:value-type="float" office:value="1478504532835" calcext:value-type="float">
            <text:p>1478504532835</text:p>
          </table:table-cell>
          <table:table-cell table:formula="of:=[.G10]-[.G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5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setTvContentsData</text:p>
          </table:table-cell>
          <table:table-cell office:value-type="string" calcext:value-type="string">
            <text:p>start:</text:p>
          </table:table-cell>
          <table:table-cell office:value-type="float" office:value="1478504532835" calcext:value-type="float">
            <text:p>1478504532835</text:p>
          </table:table-cell>
          <table:table-cell table:formula="of:=[.G11]-[.G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5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setTvContentsData</text:p>
          </table:table-cell>
          <table:table-cell office:value-type="string" calcext:value-type="string">
            <text:p>end:</text:p>
          </table:table-cell>
          <table:table-cell office:value-type="float" office:value="1478504532835" calcext:value-type="float">
            <text:p>1478504532835</text:p>
          </table:table-cell>
          <table:table-cell table:formula="of:=[.G12]-[.G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5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.up</text:p>
          </table:table-cell>
          <table:table-cell office:value-type="string" calcext:value-type="string">
            <text:p>end:</text:p>
          </table:table-cell>
          <table:table-cell office:value-type="float" office:value="1478504532835" calcext:value-type="float">
            <text:p>1478504532835</text:p>
          </table:table-cell>
          <table:table-cell table:formula="of:=[.G13]-[.G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5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ndChannelStrideMessages</text:p>
          </table:table-cell>
          <table:table-cell office:value-type="string" calcext:value-type="string">
            <text:p>start:</text:p>
          </table:table-cell>
          <table:table-cell office:value-type="float" office:value="1478504532835" calcext:value-type="float">
            <text:p>1478504532835</text:p>
          </table:table-cell>
          <table:table-cell table:formula="of:=[.G14]-[.G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5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ndChannelStrideMessages</text:p>
          </table:table-cell>
          <table:table-cell office:value-type="string" calcext:value-type="string">
            <text:p>end:</text:p>
          </table:table-cell>
          <table:table-cell office:value-type="float" office:value="1478504532835" calcext:value-type="float">
            <text:p>1478504532835</text:p>
          </table:table-cell>
          <table:table-cell table:formula="of:=[.G15]-[.G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5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escapeMyChannelAndshowExitToastIfNeed</text:p>
          </table:table-cell>
          <table:table-cell office:value-type="string" calcext:value-type="string">
            <text:p>start:</text:p>
          </table:table-cell>
          <table:table-cell office:value-type="float" office:value="1478504532835" calcext:value-type="float">
            <text:p>1478504532835</text:p>
          </table:table-cell>
          <table:table-cell table:formula="of:=[.G16]-[.G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6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escapeMyChannelAndshowExitToastIfNeed</text:p>
          </table:table-cell>
          <table:table-cell office:value-type="string" calcext:value-type="string">
            <text:p>end:</text:p>
          </table:table-cell>
          <table:table-cell office:value-type="float" office:value="1478504532835" calcext:value-type="float">
            <text:p>1478504532835</text:p>
          </table:table-cell>
          <table:table-cell table:formula="of:=[.G17]-[.G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6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tContentData</text:p>
          </table:table-cell>
          <table:table-cell office:value-type="string" calcext:value-type="string">
            <text:p>start:</text:p>
          </table:table-cell>
          <table:table-cell office:value-type="float" office:value="1478504532836" calcext:value-type="float">
            <text:p>1478504532836</text:p>
          </table:table-cell>
          <table:table-cell table:formula="of:=[.G18]-[.G1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6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tContentData</text:p>
          </table:table-cell>
          <table:table-cell office:value-type="string" calcext:value-type="string">
            <text:p>end:</text:p>
          </table:table-cell>
          <table:table-cell office:value-type="float" office:value="1478504532836" calcext:value-type="float">
            <text:p>1478504532836</text:p>
          </table:table-cell>
          <table:table-cell table:formula="of:=[.G19]-[.G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6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getRestrictionCancelMode</text:p>
          </table:table-cell>
          <table:table-cell office:value-type="string" calcext:value-type="string">
            <text:p>start:</text:p>
          </table:table-cell>
          <table:table-cell office:value-type="float" office:value="1478504532836" calcext:value-type="float">
            <text:p>1478504532836</text:p>
          </table:table-cell>
          <table:table-cell table:formula="of:=[.G20]-[.G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37S" calcext:value-type="time">
            <text:p>16:42:12.8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getRestrictionCancelMode</text:p>
          </table:table-cell>
          <table:table-cell office:value-type="string" calcext:value-type="string">
            <text:p>end:</text:p>
          </table:table-cell>
          <table:table-cell office:value-type="float" office:value="1478504532837" calcext:value-type="float">
            <text:p>1478504532837</text:p>
          </table:table-cell>
          <table:table-cell table:formula="of:=[.G21]-[.G2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66S" calcext:value-type="time">
            <text:p>16:42:12.8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</text:p>
          </table:table-cell>
          <table:table-cell office:value-type="string" calcext:value-type="string">
            <text:p>start:</text:p>
          </table:table-cell>
          <table:table-cell office:value-type="float" office:value="1478504532866" calcext:value-type="float">
            <text:p>1478504532866</text:p>
          </table:table-cell>
          <table:table-cell table:formula="of:=[.G22]-[.G21]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866S" calcext:value-type="time">
            <text:p>16:42:12.8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reset</text:p>
          </table:table-cell>
          <table:table-cell office:value-type="string" calcext:value-type="string">
            <text:p>start:</text:p>
          </table:table-cell>
          <table:table-cell office:value-type="float" office:value="1478504532866" calcext:value-type="float">
            <text:p>1478504532866</text:p>
          </table:table-cell>
          <table:table-cell table:formula="of:=[.G23]-[.G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907S" calcext:value-type="time">
            <text:p>16:42:12.91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reset</text:p>
          </table:table-cell>
          <table:table-cell office:value-type="string" calcext:value-type="string">
            <text:p>end:</text:p>
          </table:table-cell>
          <table:table-cell office:value-type="float" office:value="1478504532907" calcext:value-type="float">
            <text:p>1478504532907</text:p>
          </table:table-cell>
          <table:table-cell table:formula="of:=[.G24]-[.G23]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907S" calcext:value-type="time">
            <text:p>16:42:12.91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opEvent</text:p>
          </table:table-cell>
          <table:table-cell office:value-type="string" calcext:value-type="string">
            <text:p>start:</text:p>
          </table:table-cell>
          <table:table-cell office:value-type="float" office:value="1478504532907" calcext:value-type="float">
            <text:p>1478504532907</text:p>
          </table:table-cell>
          <table:table-cell table:formula="of:=[.G25]-[.G2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933S" calcext:value-type="time">
            <text:p>16:42:12.9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opEvent</text:p>
          </table:table-cell>
          <table:table-cell office:value-type="string" calcext:value-type="string">
            <text:p>end:</text:p>
          </table:table-cell>
          <table:table-cell office:value-type="float" office:value="1478504532933" calcext:value-type="float">
            <text:p>1478504532933</text:p>
          </table:table-cell>
          <table:table-cell table:formula="of:=[.G26]-[.G25]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2.933S" calcext:value-type="time">
            <text:p>16:42:12.9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channelModel.saveLastChannel</text:p>
          </table:table-cell>
          <table:table-cell office:value-type="string" calcext:value-type="string">
            <text:p>start:</text:p>
          </table:table-cell>
          <table:table-cell office:value-type="float" office:value="1478504532933" calcext:value-type="float">
            <text:p>1478504532933</text:p>
          </table:table-cell>
          <table:table-cell table:formula="of:=[.G27]-[.G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03S" calcext:value-type="time">
            <text:p>16:42:13.0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channelModel.saveLastChannel</text:p>
          </table:table-cell>
          <table:table-cell office:value-type="string" calcext:value-type="string">
            <text:p>end:</text:p>
          </table:table-cell>
          <table:table-cell office:value-type="float" office:value="1478504533030" calcext:value-type="float">
            <text:p>1478504533030</text:p>
          </table:table-cell>
          <table:table-cell table:formula="of:=[.G28]-[.G27]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03S" calcext:value-type="time">
            <text:p>16:42:13.0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tune</text:p>
          </table:table-cell>
          <table:table-cell office:value-type="string" calcext:value-type="string">
            <text:p>start:</text:p>
          </table:table-cell>
          <table:table-cell office:value-type="float" office:value="1478504533030" calcext:value-type="float">
            <text:p>1478504533030</text:p>
          </table:table-cell>
          <table:table-cell table:formula="of:=[.G29]-[.G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035S" calcext:value-type="time">
            <text:p>16:42:13.0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tune</text:p>
          </table:table-cell>
          <table:table-cell office:value-type="string" calcext:value-type="string">
            <text:p>end:</text:p>
          </table:table-cell>
          <table:table-cell office:value-type="float" office:value="1478504533035" calcext:value-type="float">
            <text:p>1478504533035</text:p>
          </table:table-cell>
          <table:table-cell table:formula="of:=[.G30]-[.G29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035S" calcext:value-type="time">
            <text:p>16:42:13.0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ViewingTv</text:p>
          </table:table-cell>
          <table:table-cell office:value-type="string" calcext:value-type="string">
            <text:p>start:</text:p>
          </table:table-cell>
          <table:table-cell office:value-type="float" office:value="1478504533035" calcext:value-type="float">
            <text:p>1478504533035</text:p>
          </table:table-cell>
          <table:table-cell table:formula="of:=[.G31]-[.G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039S" calcext:value-type="time">
            <text:p>16:42:13.0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ViewingTv</text:p>
          </table:table-cell>
          <table:table-cell office:value-type="string" calcext:value-type="string">
            <text:p>end:</text:p>
          </table:table-cell>
          <table:table-cell office:value-type="float" office:value="1478504533039" calcext:value-type="float">
            <text:p>1478504533039</text:p>
          </table:table-cell>
          <table:table-cell table:formula="of:=[.G32]-[.G31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039S" calcext:value-type="time">
            <text:p>16:42:13.0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artEvent</text:p>
          </table:table-cell>
          <table:table-cell office:value-type="string" calcext:value-type="string">
            <text:p>start:</text:p>
          </table:table-cell>
          <table:table-cell office:value-type="float" office:value="1478504533039" calcext:value-type="float">
            <text:p>1478504533039</text:p>
          </table:table-cell>
          <table:table-cell table:formula="of:=[.G33]-[.G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066S" calcext:value-type="time">
            <text:p>16:42:13.0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artEvent</text:p>
          </table:table-cell>
          <table:table-cell office:value-type="string" calcext:value-type="string">
            <text:p>end:</text:p>
          </table:table-cell>
          <table:table-cell office:value-type="float" office:value="1478504533066" calcext:value-type="float">
            <text:p>1478504533066</text:p>
          </table:table-cell>
          <table:table-cell table:formula="of:=[.G34]-[.G33]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066S" calcext:value-type="time">
            <text:p>16:42:13.0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</text:p>
          </table:table-cell>
          <table:table-cell office:value-type="string" calcext:value-type="string">
            <text:p>end:</text:p>
          </table:table-cell>
          <table:table-cell office:value-type="float" office:value="1478504533066" calcext:value-type="float">
            <text:p>1478504533066</text:p>
          </table:table-cell>
          <table:table-cell table:formula="of:=[.G35]-[.G3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066S" calcext:value-type="time">
            <text:p>16:42:13.0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MenuBanner&amp;AllDialog</text:p>
          </table:table-cell>
          <table:table-cell office:value-type="string" calcext:value-type="string">
            <text:p>start:</text:p>
          </table:table-cell>
          <table:table-cell office:value-type="float" office:value="1478504533066" calcext:value-type="float">
            <text:p>1478504533066</text:p>
          </table:table-cell>
          <table:table-cell table:formula="of:=[.G36]-[.G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119S" calcext:value-type="time">
            <text:p>16:42:13.1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MenuBanner&amp;AllDialog</text:p>
          </table:table-cell>
          <table:table-cell office:value-type="string" calcext:value-type="string">
            <text:p>end:</text:p>
          </table:table-cell>
          <table:table-cell office:value-type="float" office:value="1478504533119" calcext:value-type="float">
            <text:p>1478504533119</text:p>
          </table:table-cell>
          <table:table-cell table:formula="of:=[.G37]-[.G36]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119S" calcext:value-type="time">
            <text:p>16:42:13.1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Menu.updateDataReception</text:p>
          </table:table-cell>
          <table:table-cell office:value-type="string" calcext:value-type="string">
            <text:p>start:</text:p>
          </table:table-cell>
          <table:table-cell office:value-type="float" office:value="1478504533119" calcext:value-type="float">
            <text:p>1478504533119</text:p>
          </table:table-cell>
          <table:table-cell table:formula="of:=[.G38]-[.G3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119S" calcext:value-type="time">
            <text:p>16:42:13.1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Menu.updateDataReception</text:p>
          </table:table-cell>
          <table:table-cell office:value-type="string" calcext:value-type="string">
            <text:p>end:</text:p>
          </table:table-cell>
          <table:table-cell office:value-type="float" office:value="1478504533119" calcext:value-type="float">
            <text:p>1478504533119</text:p>
          </table:table-cell>
          <table:table-cell table:formula="of:=[.G39]-[.G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119S" calcext:value-type="time">
            <text:p>16:42:13.1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</text:p>
          </table:table-cell>
          <table:table-cell office:value-type="string" calcext:value-type="string">
            <text:p>start:</text:p>
          </table:table-cell>
          <table:table-cell office:value-type="float" office:value="1478504533119" calcext:value-type="float">
            <text:p>1478504533119</text:p>
          </table:table-cell>
          <table:table-cell table:formula="of:=[.G40]-[.G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119S" calcext:value-type="time">
            <text:p>16:42:13.1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stbModel.getTvContentTime</text:p>
          </table:table-cell>
          <table:table-cell office:value-type="string" calcext:value-type="string">
            <text:p>start:</text:p>
          </table:table-cell>
          <table:table-cell office:value-type="float" office:value="1478504533119" calcext:value-type="float">
            <text:p>1478504533119</text:p>
          </table:table-cell>
          <table:table-cell table:formula="of:=[.G41]-[.G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165S" calcext:value-type="time">
            <text:p>16:42:13.1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stbModel.getTvContentTime</text:p>
          </table:table-cell>
          <table:table-cell office:value-type="string" calcext:value-type="string">
            <text:p>end:</text:p>
          </table:table-cell>
          <table:table-cell office:value-type="float" office:value="1478504533165" calcext:value-type="float">
            <text:p>1478504533165</text:p>
          </table:table-cell>
          <table:table-cell table:formula="of:=[.G42]-[.G41]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185S" calcext:value-type="time">
            <text:p>16:42:13.1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recordIcon</text:p>
          </table:table-cell>
          <table:table-cell office:value-type="string" calcext:value-type="string">
            <text:p>start:</text:p>
          </table:table-cell>
          <table:table-cell office:value-type="float" office:value="1478504533185" calcext:value-type="float">
            <text:p>1478504533185</text:p>
          </table:table-cell>
          <table:table-cell table:formula="of:=[.G43]-[.G42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191S" calcext:value-type="time">
            <text:p>16:42:13.1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recordIcon</text:p>
          </table:table-cell>
          <table:table-cell office:value-type="string" calcext:value-type="string">
            <text:p>end:</text:p>
          </table:table-cell>
          <table:table-cell office:value-type="float" office:value="1478504533191" calcext:value-type="float">
            <text:p>1478504533191</text:p>
          </table:table-cell>
          <table:table-cell table:formula="of:=[.G44]-[.G43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191S" calcext:value-type="time">
            <text:p>16:42:13.1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tvBannerManager.setChannelBannerData</text:p>
          </table:table-cell>
          <table:table-cell office:value-type="string" calcext:value-type="string">
            <text:p>start:</text:p>
          </table:table-cell>
          <table:table-cell office:value-type="float" office:value="1478504533191" calcext:value-type="float">
            <text:p>1478504533191</text:p>
          </table:table-cell>
          <table:table-cell table:formula="of:=[.G45]-[.G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4S" calcext:value-type="time">
            <text:p>16:42:13.2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tvBannerManager.setChannelBannerData</text:p>
          </table:table-cell>
          <table:table-cell office:value-type="string" calcext:value-type="string">
            <text:p>end:</text:p>
          </table:table-cell>
          <table:table-cell office:value-type="float" office:value="1478504533240" calcext:value-type="float">
            <text:p>1478504533240</text:p>
          </table:table-cell>
          <table:table-cell table:formula="of:=[.G46]-[.G45]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43S" calcext:value-type="time">
            <text:p>16:42:13.2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</text:p>
          </table:table-cell>
          <table:table-cell office:value-type="string" calcext:value-type="string">
            <text:p>end:</text:p>
          </table:table-cell>
          <table:table-cell office:value-type="float" office:value="1478504533243" calcext:value-type="float">
            <text:p>1478504533243</text:p>
          </table:table-cell>
          <table:table-cell table:formula="of:=[.G47]-[.G46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43S" calcext:value-type="time">
            <text:p>16:42:13.2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processTvViewingLog</text:p>
          </table:table-cell>
          <table:table-cell office:value-type="string" calcext:value-type="string">
            <text:p>start:</text:p>
          </table:table-cell>
          <table:table-cell office:value-type="float" office:value="1478504533243" calcext:value-type="float">
            <text:p>1478504533243</text:p>
          </table:table-cell>
          <table:table-cell table:formula="of:=[.G48]-[.G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72S" calcext:value-type="time">
            <text:p>16:42:13.2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processTvViewingLog</text:p>
          </table:table-cell>
          <table:table-cell office:value-type="string" calcext:value-type="string">
            <text:p>end:</text:p>
          </table:table-cell>
          <table:table-cell office:value-type="float" office:value="1478504533272" calcext:value-type="float">
            <text:p>1478504533272</text:p>
          </table:table-cell>
          <table:table-cell table:formula="of:=[.G49]-[.G48]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72S" calcext:value-type="time">
            <text:p>16:42:13.2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PpvComponents</text:p>
          </table:table-cell>
          <table:table-cell office:value-type="string" calcext:value-type="string">
            <text:p>start:</text:p>
          </table:table-cell>
          <table:table-cell office:value-type="float" office:value="1478504533272" calcext:value-type="float">
            <text:p>1478504533272</text:p>
          </table:table-cell>
          <table:table-cell table:formula="of:=[.G50]-[.G4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73S" calcext:value-type="time">
            <text:p>16:42:13.2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PpvComponents</text:p>
          </table:table-cell>
          <table:table-cell office:value-type="string" calcext:value-type="string">
            <text:p>end:</text:p>
          </table:table-cell>
          <table:table-cell office:value-type="float" office:value="1478504533273" calcext:value-type="float">
            <text:p>1478504533273</text:p>
          </table:table-cell>
          <table:table-cell table:formula="of:=[.G51]-[.G5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73S" calcext:value-type="time">
            <text:p>16:42:13.2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TvTunerStateView</text:p>
          </table:table-cell>
          <table:table-cell office:value-type="string" calcext:value-type="string">
            <text:p>start:</text:p>
          </table:table-cell>
          <table:table-cell office:value-type="float" office:value="1478504533273" calcext:value-type="float">
            <text:p>1478504533273</text:p>
          </table:table-cell>
          <table:table-cell table:formula="of:=[.G52]-[.G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73S" calcext:value-type="time">
            <text:p>16:42:13.2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TvTunerStateView</text:p>
          </table:table-cell>
          <table:table-cell office:value-type="string" calcext:value-type="string">
            <text:p>end:</text:p>
          </table:table-cell>
          <table:table-cell office:value-type="float" office:value="1478504533273" calcext:value-type="float">
            <text:p>1478504533273</text:p>
          </table:table-cell>
          <table:table-cell table:formula="of:=[.G53]-[.G5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73S" calcext:value-type="time">
            <text:p>16:42:13.2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TvErrorHistory</text:p>
          </table:table-cell>
          <table:table-cell office:value-type="string" calcext:value-type="string">
            <text:p>start:</text:p>
          </table:table-cell>
          <table:table-cell office:value-type="float" office:value="1478504533273" calcext:value-type="float">
            <text:p>1478504533273</text:p>
          </table:table-cell>
          <table:table-cell table:formula="of:=[.G54]-[.G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73S" calcext:value-type="time">
            <text:p>16:42:13.2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TvErrorHistory</text:p>
          </table:table-cell>
          <table:table-cell office:value-type="string" calcext:value-type="string">
            <text:p>end:</text:p>
          </table:table-cell>
          <table:table-cell office:value-type="float" office:value="1478504533273" calcext:value-type="float">
            <text:p>1478504533273</text:p>
          </table:table-cell>
          <table:table-cell table:formula="of:=[.G55]-[.G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73S" calcext:value-type="time">
            <text:p>16:42:13.2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BannerManager.removeThreeDigitBannerDisplayTimeoutMessage</text:p>
          </table:table-cell>
          <table:table-cell office:value-type="string" calcext:value-type="string">
            <text:p>start:</text:p>
          </table:table-cell>
          <table:table-cell office:value-type="float" office:value="1478504533273" calcext:value-type="float">
            <text:p>1478504533273</text:p>
          </table:table-cell>
          <table:table-cell table:formula="of:=[.G56]-[.G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73S" calcext:value-type="time">
            <text:p>16:42:13.2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BannerManager.removeThreeDigitBannerDisplayTimeoutMessage</text:p>
          </table:table-cell>
          <table:table-cell office:value-type="string" calcext:value-type="string">
            <text:p>end:</text:p>
          </table:table-cell>
          <table:table-cell office:value-type="float" office:value="1478504533273" calcext:value-type="float">
            <text:p>1478504533273</text:p>
          </table:table-cell>
          <table:table-cell table:formula="of:=[.G57]-[.G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273S" calcext:value-type="time">
            <text:p>16:42:13.2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OPT_UP</text:p>
          </table:table-cell>
          <table:table-cell office:value-type="string" calcext:value-type="string">
            <text:p>end:</text:p>
          </table:table-cell>
          <table:table-cell office:value-type="float" office:value="1478504533273" calcext:value-type="float">
            <text:p>1478504533273</text:p>
          </table:table-cell>
          <table:table-cell table:formula="of:=[.G58]-[.G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11-07" calcext:value-type="date">
            <text:p>11月7日</text:p>
          </table:table-cell>
          <table:table-cell table:style-name="ce4" office:value-type="time" office:time-value="PT16H42M13.348S" calcext:value-type="time">
            <text:p>16:42:13.35</text:p>
          </table:table-cell>
          <table:table-cell table:style-name="ce5" office:value-type="string" calcext:value-type="string">
            <text:p>378-378/com.kddi.catv.neo.uiapp</text:p>
          </table:table-cell>
          <table:table-cell table:style-name="ce5" office:value-type="string" calcext:value-type="string">
            <text:p>D/tuningChannelTime:</text:p>
          </table:table-cell>
          <table:table-cell table:style-name="ce5" office:value-type="string" calcext:value-type="string">
            <text:p>OPT_UP</text:p>
          </table:table-cell>
          <table:table-cell table:style-name="ce5" office:value-type="string" calcext:value-type="string">
            <text:p>start:</text:p>
          </table:table-cell>
          <table:table-cell table:style-name="ce5" office:value-type="float" office:value="1478504533348" calcext:value-type="float">
            <text:p>1478504533348</text:p>
          </table:table-cell>
          <table:table-cell table:style-name="ce5" table:formula="of:=[.G59]-[.G58]" office:value-type="float" office:value="75" calcext:value-type="float">
            <text:p>75</text:p>
          </table:table-cell>
          <table:table-cell table:style-name="ce5"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348S" calcext:value-type="time">
            <text:p>16:42:13.3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.up</text:p>
          </table:table-cell>
          <table:table-cell office:value-type="string" calcext:value-type="string">
            <text:p>start:</text:p>
          </table:table-cell>
          <table:table-cell office:value-type="float" office:value="1478504533348" calcext:value-type="float">
            <text:p>1478504533348</text:p>
          </table:table-cell>
          <table:table-cell table:formula="of:=[.G60]-[.G5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348S" calcext:value-type="time">
            <text:p>16:42:13.3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ormalUpDownChannelList</text:p>
          </table:table-cell>
          <table:table-cell office:value-type="string" calcext:value-type="string">
            <text:p>start:</text:p>
          </table:table-cell>
          <table:table-cell office:value-type="float" office:value="1478504533348" calcext:value-type="float">
            <text:p>1478504533348</text:p>
          </table:table-cell>
          <table:table-cell table:formula="of:=[.G61]-[.G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349S" calcext:value-type="time">
            <text:p>16:42:13.3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ormalUpDownChannelList</text:p>
          </table:table-cell>
          <table:table-cell office:value-type="string" calcext:value-type="string">
            <text:p>end:</text:p>
          </table:table-cell>
          <table:table-cell office:value-type="float" office:value="1478504533349" calcext:value-type="float">
            <text:p>1478504533349</text:p>
          </table:table-cell>
          <table:table-cell table:formula="of:=[.G62]-[.G6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349S" calcext:value-type="time">
            <text:p>16:42:13.3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extTuningTvContentsData</text:p>
          </table:table-cell>
          <table:table-cell office:value-type="string" calcext:value-type="string">
            <text:p>start:</text:p>
          </table:table-cell>
          <table:table-cell office:value-type="float" office:value="1478504533349" calcext:value-type="float">
            <text:p>1478504533349</text:p>
          </table:table-cell>
          <table:table-cell table:formula="of:=[.G63]-[.G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406S" calcext:value-type="time">
            <text:p>16:42:13.41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start:</text:p>
          </table:table-cell>
          <table:table-cell office:value-type="float" office:value="1478504533406" calcext:value-type="float">
            <text:p>1478504533406</text:p>
          </table:table-cell>
          <table:table-cell table:formula="of:=[.G64]-[.G63]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433S" calcext:value-type="time">
            <text:p>16:42:13.4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end:</text:p>
          </table:table-cell>
          <table:table-cell office:value-type="float" office:value="1478504533433" calcext:value-type="float">
            <text:p>1478504533433</text:p>
          </table:table-cell>
          <table:table-cell table:formula="of:=[.G65]-[.G64]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36S" calcext:value-type="time">
            <text:p>16:42:13.6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start:</text:p>
          </table:table-cell>
          <table:table-cell office:value-type="float" office:value="1478504533636" calcext:value-type="float">
            <text:p>1478504533636</text:p>
          </table:table-cell>
          <table:table-cell table:formula="of:=[.G66]-[.G65]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5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end:</text:p>
          </table:table-cell>
          <table:table-cell office:value-type="float" office:value="1478504533665" calcext:value-type="float">
            <text:p>1478504533665</text:p>
          </table:table-cell>
          <table:table-cell table:formula="of:=[.G67]-[.G66]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6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extTuningTvContentsData</text:p>
          </table:table-cell>
          <table:table-cell office:value-type="string" calcext:value-type="string">
            <text:p>end:</text:p>
          </table:table-cell>
          <table:table-cell office:value-type="float" office:value="1478504533665" calcext:value-type="float">
            <text:p>1478504533665</text:p>
          </table:table-cell>
          <table:table-cell table:formula="of:=[.G68]-[.G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6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setTvContentsData</text:p>
          </table:table-cell>
          <table:table-cell office:value-type="string" calcext:value-type="string">
            <text:p>start:</text:p>
          </table:table-cell>
          <table:table-cell office:value-type="float" office:value="1478504533666" calcext:value-type="float">
            <text:p>1478504533666</text:p>
          </table:table-cell>
          <table:table-cell table:formula="of:=[.G69]-[.G6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6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setTvContentsData</text:p>
          </table:table-cell>
          <table:table-cell office:value-type="string" calcext:value-type="string">
            <text:p>end:</text:p>
          </table:table-cell>
          <table:table-cell office:value-type="float" office:value="1478504533666" calcext:value-type="float">
            <text:p>1478504533666</text:p>
          </table:table-cell>
          <table:table-cell table:formula="of:=[.G70]-[.G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6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.up</text:p>
          </table:table-cell>
          <table:table-cell office:value-type="string" calcext:value-type="string">
            <text:p>end:</text:p>
          </table:table-cell>
          <table:table-cell office:value-type="float" office:value="1478504533666" calcext:value-type="float">
            <text:p>1478504533666</text:p>
          </table:table-cell>
          <table:table-cell table:formula="of:=[.G71]-[.G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6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ndChannelStrideMessages</text:p>
          </table:table-cell>
          <table:table-cell office:value-type="string" calcext:value-type="string">
            <text:p>start:</text:p>
          </table:table-cell>
          <table:table-cell office:value-type="float" office:value="1478504533666" calcext:value-type="float">
            <text:p>1478504533666</text:p>
          </table:table-cell>
          <table:table-cell table:formula="of:=[.G72]-[.G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6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ndChannelStrideMessages</text:p>
          </table:table-cell>
          <table:table-cell office:value-type="string" calcext:value-type="string">
            <text:p>end:</text:p>
          </table:table-cell>
          <table:table-cell office:value-type="float" office:value="1478504533666" calcext:value-type="float">
            <text:p>1478504533666</text:p>
          </table:table-cell>
          <table:table-cell table:formula="of:=[.G73]-[.G7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6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escapeMyChannelAndshowExitToastIfNeed</text:p>
          </table:table-cell>
          <table:table-cell office:value-type="string" calcext:value-type="string">
            <text:p>start:</text:p>
          </table:table-cell>
          <table:table-cell office:value-type="float" office:value="1478504533666" calcext:value-type="float">
            <text:p>1478504533666</text:p>
          </table:table-cell>
          <table:table-cell table:formula="of:=[.G74]-[.G7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6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escapeMyChannelAndshowExitToastIfNeed</text:p>
          </table:table-cell>
          <table:table-cell office:value-type="string" calcext:value-type="string">
            <text:p>end:</text:p>
          </table:table-cell>
          <table:table-cell office:value-type="float" office:value="1478504533666" calcext:value-type="float">
            <text:p>1478504533666</text:p>
          </table:table-cell>
          <table:table-cell table:formula="of:=[.G75]-[.G7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6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tContentData</text:p>
          </table:table-cell>
          <table:table-cell office:value-type="string" calcext:value-type="string">
            <text:p>start:</text:p>
          </table:table-cell>
          <table:table-cell office:value-type="float" office:value="1478504533666" calcext:value-type="float">
            <text:p>1478504533666</text:p>
          </table:table-cell>
          <table:table-cell table:formula="of:=[.G76]-[.G7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6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tContentData</text:p>
          </table:table-cell>
          <table:table-cell office:value-type="string" calcext:value-type="string">
            <text:p>end:</text:p>
          </table:table-cell>
          <table:table-cell office:value-type="float" office:value="1478504533666" calcext:value-type="float">
            <text:p>1478504533666</text:p>
          </table:table-cell>
          <table:table-cell table:formula="of:=[.G77]-[.G7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7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getRestrictionCancelMode</text:p>
          </table:table-cell>
          <table:table-cell office:value-type="string" calcext:value-type="string">
            <text:p>start:</text:p>
          </table:table-cell>
          <table:table-cell office:value-type="float" office:value="1478504533667" calcext:value-type="float">
            <text:p>1478504533667</text:p>
          </table:table-cell>
          <table:table-cell table:formula="of:=[.G78]-[.G7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68S" calcext:value-type="time">
            <text:p>16:42:13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getRestrictionCancelMode</text:p>
          </table:table-cell>
          <table:table-cell office:value-type="string" calcext:value-type="string">
            <text:p>end:</text:p>
          </table:table-cell>
          <table:table-cell office:value-type="float" office:value="1478504533668" calcext:value-type="float">
            <text:p>1478504533668</text:p>
          </table:table-cell>
          <table:table-cell table:formula="of:=[.G79]-[.G7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81S" calcext:value-type="time">
            <text:p>16:42:13.6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</text:p>
          </table:table-cell>
          <table:table-cell office:value-type="string" calcext:value-type="string">
            <text:p>start:</text:p>
          </table:table-cell>
          <table:table-cell office:value-type="float" office:value="1478504533680" calcext:value-type="float">
            <text:p>1478504533680</text:p>
          </table:table-cell>
          <table:table-cell table:formula="of:=[.G80]-[.G79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681S" calcext:value-type="time">
            <text:p>16:42:13.6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reset</text:p>
          </table:table-cell>
          <table:table-cell office:value-type="string" calcext:value-type="string">
            <text:p>start:</text:p>
          </table:table-cell>
          <table:table-cell office:value-type="float" office:value="1478504533681" calcext:value-type="float">
            <text:p>1478504533681</text:p>
          </table:table-cell>
          <table:table-cell table:formula="of:=[.G81]-[.G8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07S" calcext:value-type="time">
            <text:p>16:42:13.71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reset</text:p>
          </table:table-cell>
          <table:table-cell office:value-type="string" calcext:value-type="string">
            <text:p>end:</text:p>
          </table:table-cell>
          <table:table-cell office:value-type="float" office:value="1478504533707" calcext:value-type="float">
            <text:p>1478504533707</text:p>
          </table:table-cell>
          <table:table-cell table:formula="of:=[.G82]-[.G81]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07S" calcext:value-type="time">
            <text:p>16:42:13.71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opEvent</text:p>
          </table:table-cell>
          <table:table-cell office:value-type="string" calcext:value-type="string">
            <text:p>start:</text:p>
          </table:table-cell>
          <table:table-cell office:value-type="float" office:value="1478504533707" calcext:value-type="float">
            <text:p>1478504533707</text:p>
          </table:table-cell>
          <table:table-cell table:formula="of:=[.G83]-[.G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17S" calcext:value-type="time">
            <text:p>16:42:13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opEvent</text:p>
          </table:table-cell>
          <table:table-cell office:value-type="string" calcext:value-type="string">
            <text:p>end:</text:p>
          </table:table-cell>
          <table:table-cell office:value-type="float" office:value="1478504533717" calcext:value-type="float">
            <text:p>1478504533717</text:p>
          </table:table-cell>
          <table:table-cell table:formula="of:=[.G84]-[.G83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17S" calcext:value-type="time">
            <text:p>16:42:13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channelModel.saveLastChannel</text:p>
          </table:table-cell>
          <table:table-cell office:value-type="string" calcext:value-type="string">
            <text:p>start:</text:p>
          </table:table-cell>
          <table:table-cell office:value-type="float" office:value="1478504533717" calcext:value-type="float">
            <text:p>1478504533717</text:p>
          </table:table-cell>
          <table:table-cell table:formula="of:=[.G85]-[.G8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71S" calcext:value-type="time">
            <text:p>16:42:13.7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channelModel.saveLastChannel</text:p>
          </table:table-cell>
          <table:table-cell office:value-type="string" calcext:value-type="string">
            <text:p>end:</text:p>
          </table:table-cell>
          <table:table-cell office:value-type="float" office:value="1478504533771" calcext:value-type="float">
            <text:p>1478504533771</text:p>
          </table:table-cell>
          <table:table-cell table:formula="of:=[.G86]-[.G85]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71S" calcext:value-type="time">
            <text:p>16:42:13.7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tune</text:p>
          </table:table-cell>
          <table:table-cell office:value-type="string" calcext:value-type="string">
            <text:p>start:</text:p>
          </table:table-cell>
          <table:table-cell office:value-type="float" office:value="1478504533771" calcext:value-type="float">
            <text:p>1478504533771</text:p>
          </table:table-cell>
          <table:table-cell table:formula="of:=[.G87]-[.G8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75S" calcext:value-type="time">
            <text:p>16:42:13.7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tune</text:p>
          </table:table-cell>
          <table:table-cell office:value-type="string" calcext:value-type="string">
            <text:p>end:</text:p>
          </table:table-cell>
          <table:table-cell office:value-type="float" office:value="1478504533775" calcext:value-type="float">
            <text:p>1478504533775</text:p>
          </table:table-cell>
          <table:table-cell table:formula="of:=[.G88]-[.G87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75S" calcext:value-type="time">
            <text:p>16:42:13.7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ViewingTv</text:p>
          </table:table-cell>
          <table:table-cell office:value-type="string" calcext:value-type="string">
            <text:p>start:</text:p>
          </table:table-cell>
          <table:table-cell office:value-type="float" office:value="1478504533775" calcext:value-type="float">
            <text:p>1478504533775</text:p>
          </table:table-cell>
          <table:table-cell table:formula="of:=[.G89]-[.G8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75S" calcext:value-type="time">
            <text:p>16:42:13.7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ViewingTv</text:p>
          </table:table-cell>
          <table:table-cell office:value-type="string" calcext:value-type="string">
            <text:p>end:</text:p>
          </table:table-cell>
          <table:table-cell office:value-type="float" office:value="1478504533775" calcext:value-type="float">
            <text:p>1478504533775</text:p>
          </table:table-cell>
          <table:table-cell table:formula="of:=[.G90]-[.G8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75S" calcext:value-type="time">
            <text:p>16:42:13.7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artEvent</text:p>
          </table:table-cell>
          <table:table-cell office:value-type="string" calcext:value-type="string">
            <text:p>start:</text:p>
          </table:table-cell>
          <table:table-cell office:value-type="float" office:value="1478504533775" calcext:value-type="float">
            <text:p>1478504533775</text:p>
          </table:table-cell>
          <table:table-cell table:formula="of:=[.G91]-[.G9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92S" calcext:value-type="time">
            <text:p>16:42:13.7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artEvent</text:p>
          </table:table-cell>
          <table:table-cell office:value-type="string" calcext:value-type="string">
            <text:p>end:</text:p>
          </table:table-cell>
          <table:table-cell office:value-type="float" office:value="1478504533792" calcext:value-type="float">
            <text:p>1478504533792</text:p>
          </table:table-cell>
          <table:table-cell table:formula="of:=[.G92]-[.G91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92S" calcext:value-type="time">
            <text:p>16:42:13.7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</text:p>
          </table:table-cell>
          <table:table-cell office:value-type="string" calcext:value-type="string">
            <text:p>end:</text:p>
          </table:table-cell>
          <table:table-cell office:value-type="float" office:value="1478504533792" calcext:value-type="float">
            <text:p>1478504533792</text:p>
          </table:table-cell>
          <table:table-cell table:formula="of:=[.G93]-[.G9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792S" calcext:value-type="time">
            <text:p>16:42:13.7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MenuBanner&amp;AllDialog</text:p>
          </table:table-cell>
          <table:table-cell office:value-type="string" calcext:value-type="string">
            <text:p>start:</text:p>
          </table:table-cell>
          <table:table-cell office:value-type="float" office:value="1478504533792" calcext:value-type="float">
            <text:p>1478504533792</text:p>
          </table:table-cell>
          <table:table-cell table:formula="of:=[.G94]-[.G9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833S" calcext:value-type="time">
            <text:p>16:42:13.8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MenuBanner&amp;AllDialog</text:p>
          </table:table-cell>
          <table:table-cell office:value-type="string" calcext:value-type="string">
            <text:p>end:</text:p>
          </table:table-cell>
          <table:table-cell office:value-type="float" office:value="1478504533833" calcext:value-type="float">
            <text:p>1478504533833</text:p>
          </table:table-cell>
          <table:table-cell table:formula="of:=[.G95]-[.G94]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833S" calcext:value-type="time">
            <text:p>16:42:13.8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Menu.updateDataReception</text:p>
          </table:table-cell>
          <table:table-cell office:value-type="string" calcext:value-type="string">
            <text:p>start:</text:p>
          </table:table-cell>
          <table:table-cell office:value-type="float" office:value="1478504533833" calcext:value-type="float">
            <text:p>1478504533833</text:p>
          </table:table-cell>
          <table:table-cell table:formula="of:=[.G96]-[.G9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834S" calcext:value-type="time">
            <text:p>16:42:13.8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Menu.updateDataReception</text:p>
          </table:table-cell>
          <table:table-cell office:value-type="string" calcext:value-type="string">
            <text:p>end:</text:p>
          </table:table-cell>
          <table:table-cell office:value-type="float" office:value="1478504533834" calcext:value-type="float">
            <text:p>1478504533834</text:p>
          </table:table-cell>
          <table:table-cell table:formula="of:=[.G97]-[.G9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834S" calcext:value-type="time">
            <text:p>16:42:13.8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</text:p>
          </table:table-cell>
          <table:table-cell office:value-type="string" calcext:value-type="string">
            <text:p>start:</text:p>
          </table:table-cell>
          <table:table-cell office:value-type="float" office:value="1478504533834" calcext:value-type="float">
            <text:p>1478504533834</text:p>
          </table:table-cell>
          <table:table-cell table:formula="of:=[.G98]-[.G9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834S" calcext:value-type="time">
            <text:p>16:42:13.8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stbModel.getTvContentTime</text:p>
          </table:table-cell>
          <table:table-cell office:value-type="string" calcext:value-type="string">
            <text:p>start:</text:p>
          </table:table-cell>
          <table:table-cell office:value-type="float" office:value="1478504533834" calcext:value-type="float">
            <text:p>1478504533834</text:p>
          </table:table-cell>
          <table:table-cell table:formula="of:=[.G99]-[.G9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871S" calcext:value-type="time">
            <text:p>16:42:13.8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stbModel.getTvContentTime</text:p>
          </table:table-cell>
          <table:table-cell office:value-type="string" calcext:value-type="string">
            <text:p>end:</text:p>
          </table:table-cell>
          <table:table-cell office:value-type="float" office:value="1478504533871" calcext:value-type="float">
            <text:p>1478504533871</text:p>
          </table:table-cell>
          <table:table-cell table:formula="of:=[.G100]-[.G99]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908S" calcext:value-type="time">
            <text:p>16:42:13.91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recordIcon</text:p>
          </table:table-cell>
          <table:table-cell office:value-type="string" calcext:value-type="string">
            <text:p>start:</text:p>
          </table:table-cell>
          <table:table-cell office:value-type="float" office:value="1478504533908" calcext:value-type="float">
            <text:p>1478504533908</text:p>
          </table:table-cell>
          <table:table-cell table:formula="of:=[.G101]-[.G100]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915S" calcext:value-type="time">
            <text:p>16:42:13.9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recordIcon</text:p>
          </table:table-cell>
          <table:table-cell office:value-type="string" calcext:value-type="string">
            <text:p>end:</text:p>
          </table:table-cell>
          <table:table-cell office:value-type="float" office:value="1478504533915" calcext:value-type="float">
            <text:p>1478504533915</text:p>
          </table:table-cell>
          <table:table-cell table:formula="of:=[.G102]-[.G101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915S" calcext:value-type="time">
            <text:p>16:42:13.9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tvBannerManager.setChannelBannerData</text:p>
          </table:table-cell>
          <table:table-cell office:value-type="string" calcext:value-type="string">
            <text:p>start:</text:p>
          </table:table-cell>
          <table:table-cell office:value-type="float" office:value="1478504533915" calcext:value-type="float">
            <text:p>1478504533915</text:p>
          </table:table-cell>
          <table:table-cell table:formula="of:=[.G103]-[.G10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981S" calcext:value-type="time">
            <text:p>16:42:13.9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tvBannerManager.setChannelBannerData</text:p>
          </table:table-cell>
          <table:table-cell office:value-type="string" calcext:value-type="string">
            <text:p>end:</text:p>
          </table:table-cell>
          <table:table-cell office:value-type="float" office:value="1478504533981" calcext:value-type="float">
            <text:p>1478504533981</text:p>
          </table:table-cell>
          <table:table-cell table:formula="of:=[.G104]-[.G103]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982S" calcext:value-type="time">
            <text:p>16:42:13.9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</text:p>
          </table:table-cell>
          <table:table-cell office:value-type="string" calcext:value-type="string">
            <text:p>end:</text:p>
          </table:table-cell>
          <table:table-cell office:value-type="float" office:value="1478504533982" calcext:value-type="float">
            <text:p>1478504533982</text:p>
          </table:table-cell>
          <table:table-cell table:formula="of:=[.G105]-[.G10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3.982S" calcext:value-type="time">
            <text:p>16:42:13.9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processTvViewingLog</text:p>
          </table:table-cell>
          <table:table-cell office:value-type="string" calcext:value-type="string">
            <text:p>start:</text:p>
          </table:table-cell>
          <table:table-cell office:value-type="float" office:value="1478504533982" calcext:value-type="float">
            <text:p>1478504533982</text:p>
          </table:table-cell>
          <table:table-cell table:formula="of:=[.G106]-[.G10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16S" calcext:value-type="time">
            <text:p>16:42:14.0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processTvViewingLog</text:p>
          </table:table-cell>
          <table:table-cell office:value-type="string" calcext:value-type="string">
            <text:p>end:</text:p>
          </table:table-cell>
          <table:table-cell office:value-type="float" office:value="1478504534016" calcext:value-type="float">
            <text:p>1478504534016</text:p>
          </table:table-cell>
          <table:table-cell table:formula="of:=[.G107]-[.G106]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16S" calcext:value-type="time">
            <text:p>16:42:14.0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PpvComponents</text:p>
          </table:table-cell>
          <table:table-cell office:value-type="string" calcext:value-type="string">
            <text:p>start:</text:p>
          </table:table-cell>
          <table:table-cell office:value-type="float" office:value="1478504534016" calcext:value-type="float">
            <text:p>1478504534016</text:p>
          </table:table-cell>
          <table:table-cell table:formula="of:=[.G108]-[.G10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17S" calcext:value-type="time">
            <text:p>16:42:14.0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PpvComponents</text:p>
          </table:table-cell>
          <table:table-cell office:value-type="string" calcext:value-type="string">
            <text:p>end:</text:p>
          </table:table-cell>
          <table:table-cell office:value-type="float" office:value="1478504534017" calcext:value-type="float">
            <text:p>1478504534017</text:p>
          </table:table-cell>
          <table:table-cell table:formula="of:=[.G109]-[.G10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17S" calcext:value-type="time">
            <text:p>16:42:14.0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TvTunerStateView</text:p>
          </table:table-cell>
          <table:table-cell office:value-type="string" calcext:value-type="string">
            <text:p>start:</text:p>
          </table:table-cell>
          <table:table-cell office:value-type="float" office:value="1478504534017" calcext:value-type="float">
            <text:p>1478504534017</text:p>
          </table:table-cell>
          <table:table-cell table:formula="of:=[.G110]-[.G10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17S" calcext:value-type="time">
            <text:p>16:42:14.0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TvTunerStateView</text:p>
          </table:table-cell>
          <table:table-cell office:value-type="string" calcext:value-type="string">
            <text:p>end:</text:p>
          </table:table-cell>
          <table:table-cell office:value-type="float" office:value="1478504534017" calcext:value-type="float">
            <text:p>1478504534017</text:p>
          </table:table-cell>
          <table:table-cell table:formula="of:=[.G111]-[.G1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17S" calcext:value-type="time">
            <text:p>16:42:14.0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TvErrorHistory</text:p>
          </table:table-cell>
          <table:table-cell office:value-type="string" calcext:value-type="string">
            <text:p>start:</text:p>
          </table:table-cell>
          <table:table-cell office:value-type="float" office:value="1478504534017" calcext:value-type="float">
            <text:p>1478504534017</text:p>
          </table:table-cell>
          <table:table-cell table:formula="of:=[.G112]-[.G1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17S" calcext:value-type="time">
            <text:p>16:42:14.0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TvErrorHistory</text:p>
          </table:table-cell>
          <table:table-cell office:value-type="string" calcext:value-type="string">
            <text:p>end:</text:p>
          </table:table-cell>
          <table:table-cell office:value-type="float" office:value="1478504534017" calcext:value-type="float">
            <text:p>1478504534017</text:p>
          </table:table-cell>
          <table:table-cell table:formula="of:=[.G113]-[.G1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17S" calcext:value-type="time">
            <text:p>16:42:14.0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BannerManager.removeThreeDigitBannerDisplayTimeoutMessage</text:p>
          </table:table-cell>
          <table:table-cell office:value-type="string" calcext:value-type="string">
            <text:p>start:</text:p>
          </table:table-cell>
          <table:table-cell office:value-type="float" office:value="1478504534017" calcext:value-type="float">
            <text:p>1478504534017</text:p>
          </table:table-cell>
          <table:table-cell table:formula="of:=[.G114]-[.G1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17S" calcext:value-type="time">
            <text:p>16:42:14.0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BannerManager.removeThreeDigitBannerDisplayTimeoutMessage</text:p>
          </table:table-cell>
          <table:table-cell office:value-type="string" calcext:value-type="string">
            <text:p>end:</text:p>
          </table:table-cell>
          <table:table-cell office:value-type="float" office:value="1478504534017" calcext:value-type="float">
            <text:p>1478504534017</text:p>
          </table:table-cell>
          <table:table-cell table:formula="of:=[.G115]-[.G1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17S" calcext:value-type="time">
            <text:p>16:42:14.0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OPT_UP</text:p>
          </table:table-cell>
          <table:table-cell office:value-type="string" calcext:value-type="string">
            <text:p>end:</text:p>
          </table:table-cell>
          <table:table-cell office:value-type="float" office:value="1478504534017" calcext:value-type="float">
            <text:p>1478504534017</text:p>
          </table:table-cell>
          <table:table-cell table:formula="of:=[.G116]-[.G1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45S" calcext:value-type="time">
            <text:p>16:42:14.0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OPT_UP</text:p>
          </table:table-cell>
          <table:table-cell office:value-type="string" calcext:value-type="string">
            <text:p>start:</text:p>
          </table:table-cell>
          <table:table-cell office:value-type="float" office:value="1478504534045" calcext:value-type="float">
            <text:p>1478504534045</text:p>
          </table:table-cell>
          <table:table-cell table:formula="of:=[.G117]-[.G116]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45S" calcext:value-type="time">
            <text:p>16:42:14.0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.up</text:p>
          </table:table-cell>
          <table:table-cell office:value-type="string" calcext:value-type="string">
            <text:p>start:</text:p>
          </table:table-cell>
          <table:table-cell office:value-type="float" office:value="1478504534045" calcext:value-type="float">
            <text:p>1478504534045</text:p>
          </table:table-cell>
          <table:table-cell table:formula="of:=[.G118]-[.G11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46S" calcext:value-type="time">
            <text:p>16:42:14.0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ormalUpDownChannelList</text:p>
          </table:table-cell>
          <table:table-cell office:value-type="string" calcext:value-type="string">
            <text:p>start:</text:p>
          </table:table-cell>
          <table:table-cell office:value-type="float" office:value="1478504534046" calcext:value-type="float">
            <text:p>1478504534046</text:p>
          </table:table-cell>
          <table:table-cell table:formula="of:=[.G119]-[.G11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46S" calcext:value-type="time">
            <text:p>16:42:14.0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ormalUpDownChannelList</text:p>
          </table:table-cell>
          <table:table-cell office:value-type="string" calcext:value-type="string">
            <text:p>end:</text:p>
          </table:table-cell>
          <table:table-cell office:value-type="float" office:value="1478504534046" calcext:value-type="float">
            <text:p>1478504534046</text:p>
          </table:table-cell>
          <table:table-cell table:formula="of:=[.G120]-[.G1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46S" calcext:value-type="time">
            <text:p>16:42:14.0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extTuningTvContentsData</text:p>
          </table:table-cell>
          <table:table-cell office:value-type="string" calcext:value-type="string">
            <text:p>start:</text:p>
          </table:table-cell>
          <table:table-cell office:value-type="float" office:value="1478504534046" calcext:value-type="float">
            <text:p>1478504534046</text:p>
          </table:table-cell>
          <table:table-cell table:formula="of:=[.G121]-[.G1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086S" calcext:value-type="time">
            <text:p>16:42:14.0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start:</text:p>
          </table:table-cell>
          <table:table-cell office:value-type="float" office:value="1478504534086" calcext:value-type="float">
            <text:p>1478504534086</text:p>
          </table:table-cell>
          <table:table-cell table:formula="of:=[.G122]-[.G121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131S" calcext:value-type="time">
            <text:p>16:42:14.1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end:</text:p>
          </table:table-cell>
          <table:table-cell office:value-type="float" office:value="1478504534131" calcext:value-type="float">
            <text:p>1478504534131</text:p>
          </table:table-cell>
          <table:table-cell table:formula="of:=[.G123]-[.G122]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48S" calcext:value-type="time">
            <text:p>16:42:14.35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start:</text:p>
          </table:table-cell>
          <table:table-cell office:value-type="float" office:value="1478504534348" calcext:value-type="float">
            <text:p>1478504534348</text:p>
          </table:table-cell>
          <table:table-cell table:formula="of:=[.G124]-[.G123]" office:value-type="float" office:value="217" calcext:value-type="float">
            <text:p>217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4S" calcext:value-type="time">
            <text:p>16:42:14.3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createTvContentsDataFromChannelData-&gt;stbModel.getTvContentNow</text:p>
          </table:table-cell>
          <table:table-cell office:value-type="string" calcext:value-type="string">
            <text:p>end:</text:p>
          </table:table-cell>
          <table:table-cell office:value-type="float" office:value="1478504534384" calcext:value-type="float">
            <text:p>1478504534384</text:p>
          </table:table-cell>
          <table:table-cell table:formula="of:=[.G125]-[.G124]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4S" calcext:value-type="time">
            <text:p>16:42:14.3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getNextTuningTvContentsData</text:p>
          </table:table-cell>
          <table:table-cell office:value-type="string" calcext:value-type="string">
            <text:p>end:</text:p>
          </table:table-cell>
          <table:table-cell office:value-type="float" office:value="1478504534384" calcext:value-type="float">
            <text:p>1478504534384</text:p>
          </table:table-cell>
          <table:table-cell table:formula="of:=[.G126]-[.G12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4S" calcext:value-type="time">
            <text:p>16:42:14.3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setTvContentsData</text:p>
          </table:table-cell>
          <table:table-cell office:value-type="string" calcext:value-type="string">
            <text:p>start:</text:p>
          </table:table-cell>
          <table:table-cell office:value-type="float" office:value="1478504534384" calcext:value-type="float">
            <text:p>1478504534384</text:p>
          </table:table-cell>
          <table:table-cell table:formula="of:=[.G127]-[.G1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4S" calcext:value-type="time">
            <text:p>16:42:14.3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l.up-&gt;setTvContentsData</text:p>
          </table:table-cell>
          <table:table-cell office:value-type="string" calcext:value-type="string">
            <text:p>end:</text:p>
          </table:table-cell>
          <table:table-cell office:value-type="float" office:value="1478504534384" calcext:value-type="float">
            <text:p>1478504534384</text:p>
          </table:table-cell>
          <table:table-cell table:formula="of:=[.G128]-[.G1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4S" calcext:value-type="time">
            <text:p>16:42:14.3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channelMode.up</text:p>
          </table:table-cell>
          <table:table-cell office:value-type="string" calcext:value-type="string">
            <text:p>end:</text:p>
          </table:table-cell>
          <table:table-cell office:value-type="float" office:value="1478504534384" calcext:value-type="float">
            <text:p>1478504534384</text:p>
          </table:table-cell>
          <table:table-cell table:formula="of:=[.G129]-[.G1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4S" calcext:value-type="time">
            <text:p>16:42:14.3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ndChannelStrideMessages</text:p>
          </table:table-cell>
          <table:table-cell office:value-type="string" calcext:value-type="string">
            <text:p>start:</text:p>
          </table:table-cell>
          <table:table-cell office:value-type="float" office:value="1478504534384" calcext:value-type="float">
            <text:p>1478504534384</text:p>
          </table:table-cell>
          <table:table-cell table:formula="of:=[.G130]-[.G1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4S" calcext:value-type="time">
            <text:p>16:42:14.3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ndChannelStrideMessages</text:p>
          </table:table-cell>
          <table:table-cell office:value-type="string" calcext:value-type="string">
            <text:p>end:</text:p>
          </table:table-cell>
          <table:table-cell office:value-type="float" office:value="1478504534384" calcext:value-type="float">
            <text:p>1478504534384</text:p>
          </table:table-cell>
          <table:table-cell table:formula="of:=[.G131]-[.G1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4S" calcext:value-type="time">
            <text:p>16:42:14.3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escapeMyChannelAndshowExitToastIfNeed</text:p>
          </table:table-cell>
          <table:table-cell office:value-type="string" calcext:value-type="string">
            <text:p>start:</text:p>
          </table:table-cell>
          <table:table-cell office:value-type="float" office:value="1478504534384" calcext:value-type="float">
            <text:p>1478504534384</text:p>
          </table:table-cell>
          <table:table-cell table:formula="of:=[.G132]-[.G13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4S" calcext:value-type="time">
            <text:p>16:42:14.3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escapeMyChannelAndshowExitToastIfNeed</text:p>
          </table:table-cell>
          <table:table-cell office:value-type="string" calcext:value-type="string">
            <text:p>end:</text:p>
          </table:table-cell>
          <table:table-cell office:value-type="float" office:value="1478504534384" calcext:value-type="float">
            <text:p>1478504534384</text:p>
          </table:table-cell>
          <table:table-cell table:formula="of:=[.G133]-[.G1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5S" calcext:value-type="time">
            <text:p>16:42:14.3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tContentData</text:p>
          </table:table-cell>
          <table:table-cell office:value-type="string" calcext:value-type="string">
            <text:p>start:</text:p>
          </table:table-cell>
          <table:table-cell office:value-type="float" office:value="1478504534384" calcext:value-type="float">
            <text:p>1478504534384</text:p>
          </table:table-cell>
          <table:table-cell table:formula="of:=[.G134]-[.G13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5S" calcext:value-type="time">
            <text:p>16:42:14.3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etContentData</text:p>
          </table:table-cell>
          <table:table-cell office:value-type="string" calcext:value-type="string">
            <text:p>end:</text:p>
          </table:table-cell>
          <table:table-cell office:value-type="float" office:value="1478504534385" calcext:value-type="float">
            <text:p>1478504534385</text:p>
          </table:table-cell>
          <table:table-cell table:formula="of:=[.G135]-[.G13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5S" calcext:value-type="time">
            <text:p>16:42:14.3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getRestrictionCancelMode</text:p>
          </table:table-cell>
          <table:table-cell office:value-type="string" calcext:value-type="string">
            <text:p>start:</text:p>
          </table:table-cell>
          <table:table-cell office:value-type="float" office:value="1478504534385" calcext:value-type="float">
            <text:p>1478504534385</text:p>
          </table:table-cell>
          <table:table-cell table:formula="of:=[.G136]-[.G1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386S" calcext:value-type="time">
            <text:p>16:42:14.3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getRestrictionCancelMode</text:p>
          </table:table-cell>
          <table:table-cell office:value-type="string" calcext:value-type="string">
            <text:p>end:</text:p>
          </table:table-cell>
          <table:table-cell office:value-type="float" office:value="1478504534386" calcext:value-type="float">
            <text:p>1478504534386</text:p>
          </table:table-cell>
          <table:table-cell table:formula="of:=[.G137]-[.G13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2S" calcext:value-type="time">
            <text:p>16:42:14.4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</text:p>
          </table:table-cell>
          <table:table-cell office:value-type="string" calcext:value-type="string">
            <text:p>start:</text:p>
          </table:table-cell>
          <table:table-cell office:value-type="float" office:value="1478504534420" calcext:value-type="float">
            <text:p>1478504534420</text:p>
          </table:table-cell>
          <table:table-cell table:formula="of:=[.G138]-[.G137]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2S" calcext:value-type="time">
            <text:p>16:42:14.4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reset</text:p>
          </table:table-cell>
          <table:table-cell office:value-type="string" calcext:value-type="string">
            <text:p>start:</text:p>
          </table:table-cell>
          <table:table-cell office:value-type="float" office:value="1478504534420" calcext:value-type="float">
            <text:p>1478504534420</text:p>
          </table:table-cell>
          <table:table-cell table:formula="of:=[.G139]-[.G1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2S" calcext:value-type="time">
            <text:p>16:42:14.4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reset</text:p>
          </table:table-cell>
          <table:table-cell office:value-type="string" calcext:value-type="string">
            <text:p>end:</text:p>
          </table:table-cell>
          <table:table-cell office:value-type="float" office:value="1478504534420" calcext:value-type="float">
            <text:p>1478504534420</text:p>
          </table:table-cell>
          <table:table-cell table:formula="of:=[.G140]-[.G1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2S" calcext:value-type="time">
            <text:p>16:42:14.4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opEvent</text:p>
          </table:table-cell>
          <table:table-cell office:value-type="string" calcext:value-type="string">
            <text:p>start:</text:p>
          </table:table-cell>
          <table:table-cell office:value-type="float" office:value="1478504534420" calcext:value-type="float">
            <text:p>1478504534420</text:p>
          </table:table-cell>
          <table:table-cell table:formula="of:=[.G141]-[.G1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34S" calcext:value-type="time">
            <text:p>16:42:14.4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opEvent</text:p>
          </table:table-cell>
          <table:table-cell office:value-type="string" calcext:value-type="string">
            <text:p>end:</text:p>
          </table:table-cell>
          <table:table-cell office:value-type="float" office:value="1478504534434" calcext:value-type="float">
            <text:p>1478504534434</text:p>
          </table:table-cell>
          <table:table-cell table:formula="of:=[.G142]-[.G141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34S" calcext:value-type="time">
            <text:p>16:42:14.4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channelModel.saveLastChannel</text:p>
          </table:table-cell>
          <table:table-cell office:value-type="string" calcext:value-type="string">
            <text:p>start:</text:p>
          </table:table-cell>
          <table:table-cell office:value-type="float" office:value="1478504534434" calcext:value-type="float">
            <text:p>1478504534434</text:p>
          </table:table-cell>
          <table:table-cell table:formula="of:=[.G143]-[.G1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84S" calcext:value-type="time">
            <text:p>16:42:14.4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channelModel.saveLastChannel</text:p>
          </table:table-cell>
          <table:table-cell office:value-type="string" calcext:value-type="string">
            <text:p>end:</text:p>
          </table:table-cell>
          <table:table-cell office:value-type="float" office:value="1478504534484" calcext:value-type="float">
            <text:p>1478504534484</text:p>
          </table:table-cell>
          <table:table-cell table:formula="of:=[.G144]-[.G143]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84S" calcext:value-type="time">
            <text:p>16:42:14.48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tune</text:p>
          </table:table-cell>
          <table:table-cell office:value-type="string" calcext:value-type="string">
            <text:p>start:</text:p>
          </table:table-cell>
          <table:table-cell office:value-type="float" office:value="1478504534484" calcext:value-type="float">
            <text:p>1478504534484</text:p>
          </table:table-cell>
          <table:table-cell table:formula="of:=[.G145]-[.G1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85S" calcext:value-type="time">
            <text:p>16:42:14.4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tvView.tune</text:p>
          </table:table-cell>
          <table:table-cell office:value-type="string" calcext:value-type="string">
            <text:p>end:</text:p>
          </table:table-cell>
          <table:table-cell office:value-type="float" office:value="1478504534485" calcext:value-type="float">
            <text:p>1478504534485</text:p>
          </table:table-cell>
          <table:table-cell table:formula="of:=[.G146]-[.G14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86S" calcext:value-type="time">
            <text:p>16:42:14.4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ViewingTv</text:p>
          </table:table-cell>
          <table:table-cell office:value-type="string" calcext:value-type="string">
            <text:p>start:</text:p>
          </table:table-cell>
          <table:table-cell office:value-type="float" office:value="1478504534486" calcext:value-type="float">
            <text:p>1478504534486</text:p>
          </table:table-cell>
          <table:table-cell table:formula="of:=[.G147]-[.G14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86S" calcext:value-type="time">
            <text:p>16:42:14.4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ViewingTv</text:p>
          </table:table-cell>
          <table:table-cell office:value-type="string" calcext:value-type="string">
            <text:p>end:</text:p>
          </table:table-cell>
          <table:table-cell office:value-type="float" office:value="1478504534486" calcext:value-type="float">
            <text:p>1478504534486</text:p>
          </table:table-cell>
          <table:table-cell table:formula="of:=[.G148]-[.G1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86S" calcext:value-type="time">
            <text:p>16:42:14.4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artEvent</text:p>
          </table:table-cell>
          <table:table-cell office:value-type="string" calcext:value-type="string">
            <text:p>start:</text:p>
          </table:table-cell>
          <table:table-cell office:value-type="float" office:value="1478504534486" calcext:value-type="float">
            <text:p>1478504534486</text:p>
          </table:table-cell>
          <table:table-cell table:formula="of:=[.G149]-[.G1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93S" calcext:value-type="time">
            <text:p>16:42:14.4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-&gt;stbModel.setChannelStartEvent</text:p>
          </table:table-cell>
          <table:table-cell office:value-type="string" calcext:value-type="string">
            <text:p>end:</text:p>
          </table:table-cell>
          <table:table-cell office:value-type="float" office:value="1478504534493" calcext:value-type="float">
            <text:p>1478504534493</text:p>
          </table:table-cell>
          <table:table-cell table:formula="of:=[.G150]-[.G149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94S" calcext:value-type="time">
            <text:p>16:42:14.4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uper.tuneChannel</text:p>
          </table:table-cell>
          <table:table-cell office:value-type="string" calcext:value-type="string">
            <text:p>end:</text:p>
          </table:table-cell>
          <table:table-cell office:value-type="float" office:value="1478504534494" calcext:value-type="float">
            <text:p>1478504534494</text:p>
          </table:table-cell>
          <table:table-cell table:formula="of:=[.G151]-[.G15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494S" calcext:value-type="time">
            <text:p>16:42:14.4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MenuBanner&amp;AllDialog</text:p>
          </table:table-cell>
          <table:table-cell office:value-type="string" calcext:value-type="string">
            <text:p>start:</text:p>
          </table:table-cell>
          <table:table-cell office:value-type="float" office:value="1478504534494" calcext:value-type="float">
            <text:p>1478504534494</text:p>
          </table:table-cell>
          <table:table-cell table:formula="of:=[.G152]-[.G1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535S" calcext:value-type="time">
            <text:p>16:42:14.5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MenuBanner&amp;AllDialog</text:p>
          </table:table-cell>
          <table:table-cell office:value-type="string" calcext:value-type="string">
            <text:p>end:</text:p>
          </table:table-cell>
          <table:table-cell office:value-type="float" office:value="1478504534535" calcext:value-type="float">
            <text:p>1478504534535</text:p>
          </table:table-cell>
          <table:table-cell table:formula="of:=[.G153]-[.G152]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535S" calcext:value-type="time">
            <text:p>16:42:14.5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Menu.updateDataReception</text:p>
          </table:table-cell>
          <table:table-cell office:value-type="string" calcext:value-type="string">
            <text:p>start:</text:p>
          </table:table-cell>
          <table:table-cell office:value-type="float" office:value="1478504534535" calcext:value-type="float">
            <text:p>1478504534535</text:p>
          </table:table-cell>
          <table:table-cell table:formula="of:=[.G154]-[.G1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535S" calcext:value-type="time">
            <text:p>16:42:14.5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Menu.updateDataReception</text:p>
          </table:table-cell>
          <table:table-cell office:value-type="string" calcext:value-type="string">
            <text:p>end:</text:p>
          </table:table-cell>
          <table:table-cell office:value-type="float" office:value="1478504534535" calcext:value-type="float">
            <text:p>1478504534535</text:p>
          </table:table-cell>
          <table:table-cell table:formula="of:=[.G155]-[.G1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535S" calcext:value-type="time">
            <text:p>16:42:14.5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</text:p>
          </table:table-cell>
          <table:table-cell office:value-type="string" calcext:value-type="string">
            <text:p>start:</text:p>
          </table:table-cell>
          <table:table-cell office:value-type="float" office:value="1478504534535" calcext:value-type="float">
            <text:p>1478504534535</text:p>
          </table:table-cell>
          <table:table-cell table:formula="of:=[.G156]-[.G1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535S" calcext:value-type="time">
            <text:p>16:42:14.54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stbModel.getTvContentTime</text:p>
          </table:table-cell>
          <table:table-cell office:value-type="string" calcext:value-type="string">
            <text:p>start:</text:p>
          </table:table-cell>
          <table:table-cell office:value-type="float" office:value="1478504534535" calcext:value-type="float">
            <text:p>1478504534535</text:p>
          </table:table-cell>
          <table:table-cell table:formula="of:=[.G157]-[.G1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572S" calcext:value-type="time">
            <text:p>16:42:14.5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stbModel.getTvContentTime</text:p>
          </table:table-cell>
          <table:table-cell office:value-type="string" calcext:value-type="string">
            <text:p>end:</text:p>
          </table:table-cell>
          <table:table-cell office:value-type="float" office:value="1478504534572" calcext:value-type="float">
            <text:p>1478504534572</text:p>
          </table:table-cell>
          <table:table-cell table:formula="of:=[.G158]-[.G157]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631S" calcext:value-type="time">
            <text:p>16:42:14.63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recordIcon</text:p>
          </table:table-cell>
          <table:table-cell office:value-type="string" calcext:value-type="string">
            <text:p>start:</text:p>
          </table:table-cell>
          <table:table-cell office:value-type="float" office:value="1478504534631" calcext:value-type="float">
            <text:p>1478504534631</text:p>
          </table:table-cell>
          <table:table-cell table:formula="of:=[.G159]-[.G158]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656S" calcext:value-type="time">
            <text:p>16:42:14.66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recordIcon</text:p>
          </table:table-cell>
          <table:table-cell office:value-type="string" calcext:value-type="string">
            <text:p>end:</text:p>
          </table:table-cell>
          <table:table-cell office:value-type="float" office:value="1478504534656" calcext:value-type="float">
            <text:p>1478504534656</text:p>
          </table:table-cell>
          <table:table-cell table:formula="of:=[.G160]-[.G159]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656S" calcext:value-type="time">
            <text:p>16:42:14.66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tvBannerManager.setChannelBannerData</text:p>
          </table:table-cell>
          <table:table-cell office:value-type="string" calcext:value-type="string">
            <text:p>start:</text:p>
          </table:table-cell>
          <table:table-cell office:value-type="float" office:value="1478504534656" calcext:value-type="float">
            <text:p>1478504534656</text:p>
          </table:table-cell>
          <table:table-cell table:formula="of:=[.G161]-[.G1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694S" calcext:value-type="time">
            <text:p>16:42:14.69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-&gt;tvBannerManager.setChannelBannerData</text:p>
          </table:table-cell>
          <table:table-cell office:value-type="string" calcext:value-type="string">
            <text:p>end:</text:p>
          </table:table-cell>
          <table:table-cell office:value-type="float" office:value="1478504534694" calcext:value-type="float">
            <text:p>1478504534694</text:p>
          </table:table-cell>
          <table:table-cell table:formula="of:=[.G162]-[.G161]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695S" calcext:value-type="time">
            <text:p>16:42:14.70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showChannelBanner</text:p>
          </table:table-cell>
          <table:table-cell office:value-type="string" calcext:value-type="string">
            <text:p>end:</text:p>
          </table:table-cell>
          <table:table-cell office:value-type="float" office:value="1478504534695" calcext:value-type="float">
            <text:p>1478504534695</text:p>
          </table:table-cell>
          <table:table-cell table:formula="of:=[.G163]-[.G16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695S" calcext:value-type="time">
            <text:p>16:42:14.70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processTvViewingLog</text:p>
          </table:table-cell>
          <table:table-cell office:value-type="string" calcext:value-type="string">
            <text:p>start:</text:p>
          </table:table-cell>
          <table:table-cell office:value-type="float" office:value="1478504534695" calcext:value-type="float">
            <text:p>1478504534695</text:p>
          </table:table-cell>
          <table:table-cell table:formula="of:=[.G164]-[.G1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721S" calcext:value-type="time">
            <text:p>16:42:14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processTvViewingLog</text:p>
          </table:table-cell>
          <table:table-cell office:value-type="string" calcext:value-type="string">
            <text:p>end:</text:p>
          </table:table-cell>
          <table:table-cell office:value-type="float" office:value="1478504534721" calcext:value-type="float">
            <text:p>1478504534721</text:p>
          </table:table-cell>
          <table:table-cell table:formula="of:=[.G165]-[.G164]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721S" calcext:value-type="time">
            <text:p>16:42:14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PpvComponents</text:p>
          </table:table-cell>
          <table:table-cell office:value-type="string" calcext:value-type="string">
            <text:p>start:</text:p>
          </table:table-cell>
          <table:table-cell office:value-type="float" office:value="1478504534721" calcext:value-type="float">
            <text:p>1478504534721</text:p>
          </table:table-cell>
          <table:table-cell table:formula="of:=[.G166]-[.G16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723S" calcext:value-type="time">
            <text:p>16:42:14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PpvComponents</text:p>
          </table:table-cell>
          <table:table-cell office:value-type="string" calcext:value-type="string">
            <text:p>end:</text:p>
          </table:table-cell>
          <table:table-cell office:value-type="float" office:value="1478504534723" calcext:value-type="float">
            <text:p>1478504534723</text:p>
          </table:table-cell>
          <table:table-cell table:formula="of:=[.G167]-[.G166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723S" calcext:value-type="time">
            <text:p>16:42:14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TvTunerStateView</text:p>
          </table:table-cell>
          <table:table-cell office:value-type="string" calcext:value-type="string">
            <text:p>start:</text:p>
          </table:table-cell>
          <table:table-cell office:value-type="float" office:value="1478504534723" calcext:value-type="float">
            <text:p>1478504534723</text:p>
          </table:table-cell>
          <table:table-cell table:formula="of:=[.G168]-[.G1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723S" calcext:value-type="time">
            <text:p>16:42:14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dismissTvTunerStateView</text:p>
          </table:table-cell>
          <table:table-cell office:value-type="string" calcext:value-type="string">
            <text:p>end:</text:p>
          </table:table-cell>
          <table:table-cell office:value-type="float" office:value="1478504534723" calcext:value-type="float">
            <text:p>1478504534723</text:p>
          </table:table-cell>
          <table:table-cell table:formula="of:=[.G169]-[.G16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723S" calcext:value-type="time">
            <text:p>16:42:14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TvErrorHistory</text:p>
          </table:table-cell>
          <table:table-cell office:value-type="string" calcext:value-type="string">
            <text:p>start:</text:p>
          </table:table-cell>
          <table:table-cell office:value-type="float" office:value="1478504534723" calcext:value-type="float">
            <text:p>1478504534723</text:p>
          </table:table-cell>
          <table:table-cell table:formula="of:=[.G170]-[.G1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723S" calcext:value-type="time">
            <text:p>16:42:14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resetTvErrorHistory</text:p>
          </table:table-cell>
          <table:table-cell office:value-type="string" calcext:value-type="string">
            <text:p>end:</text:p>
          </table:table-cell>
          <table:table-cell office:value-type="float" office:value="1478504534723" calcext:value-type="float">
            <text:p>1478504534723</text:p>
          </table:table-cell>
          <table:table-cell table:formula="of:=[.G171]-[.G1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723S" calcext:value-type="time">
            <text:p>16:42:14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BannerManager.removeThreeDigitBannerDisplayTimeoutMessage</text:p>
          </table:table-cell>
          <table:table-cell office:value-type="string" calcext:value-type="string">
            <text:p>start:</text:p>
          </table:table-cell>
          <table:table-cell office:value-type="float" office:value="1478504534723" calcext:value-type="float">
            <text:p>1478504534723</text:p>
          </table:table-cell>
          <table:table-cell table:formula="of:=[.G172]-[.G1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723S" calcext:value-type="time">
            <text:p>16:42:14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tvBannerManager.removeThreeDigitBannerDisplayTimeoutMessage</text:p>
          </table:table-cell>
          <table:table-cell office:value-type="string" calcext:value-type="string">
            <text:p>end:</text:p>
          </table:table-cell>
          <table:table-cell office:value-type="float" office:value="1478504534723" calcext:value-type="float">
            <text:p>1478504534723</text:p>
          </table:table-cell>
          <table:table-cell table:formula="of:=[.G173]-[.G17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723S" calcext:value-type="time">
            <text:p>16:42:14.72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OPT_UP</text:p>
          </table:table-cell>
          <table:table-cell office:value-type="string" calcext:value-type="string">
            <text:p>end:</text:p>
          </table:table-cell>
          <table:table-cell office:value-type="float" office:value="1478504534723" calcext:value-type="float">
            <text:p>1478504534723</text:p>
          </table:table-cell>
          <table:table-cell table:formula="of:=[.G174]-[.G17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4.959S" calcext:value-type="time">
            <text:p>16:42:14.96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videoAvailable:</text:p>
          </table:table-cell>
          <table:table-cell/>
          <table:table-cell office:value-type="float" office:value="1478504534959" calcext:value-type="float">
            <text:p>1478504534959</text:p>
          </table:table-cell>
          <table:table-cell table:formula="of:=[.G175]-[.G174]" office:value-type="float" office:value="236" calcext:value-type="float">
            <text:p>236</text:p>
          </table:table-cell>
          <table:table-cell table:number-columns-repeated="1016"/>
        </table:table-row>
        <table:table-row table:style-name="ro1">
          <table:table-cell office:value-type="date" office:date-value="2016-11-07" calcext:value-type="date">
            <text:p>11月7日</text:p>
          </table:table-cell>
          <table:table-cell office:value-type="time" office:time-value="PT16H42M16.667S" calcext:value-type="time">
            <text:p>16:42:16.67</text:p>
          </table:table-cell>
          <table:table-cell office:value-type="string" calcext:value-type="string">
            <text:p>378-378/com.kddi.catv.neo.uiapp</text:p>
          </table:table-cell>
          <table:table-cell office:value-type="string" calcext:value-type="string">
            <text:p>D/tuningChannelTime:</text:p>
          </table:table-cell>
          <table:table-cell office:value-type="string" calcext:value-type="string">
            <text:p>videoAvailable:</text:p>
          </table:table-cell>
          <table:table-cell/>
          <table:table-cell office:value-type="float" office:value="1478504536667" calcext:value-type="float">
            <text:p>1478504536667</text:p>
          </table:table-cell>
          <table:table-cell table:formula="of:=[.G176]-[.G175]" office:value-type="float" office:value="1708" calcext:value-type="float">
            <text:p>1708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6:42:31.279869999</meta:creation-date>
    <dc:date>2016-11-07T16:44:03.495178597</dc:date>
    <meta:editing-duration>P0D</meta:editing-duration>
    <meta:editing-cycles>1</meta:editing-cycles>
    <meta:document-statistic meta:table-count="1" meta:cell-count="1405" meta:object-count="0"/>
    <meta:generator>LibreOffice/4.2.8.2$Linux_X86_64 LibreOffice_project/420m0$Build-2</meta:generator>
  </office:meta>
</office:document-meta>
</file>